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fo:language="ru" fo:country="RU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8">Аннотация<text:tab/>4</text:p>
          <text:p text:style-name="P3"><text:s/>Русский<text:tab/>4</text:p>
          <text:p text:style-name="P3"><text:s/>Английский<text:tab/>4</text:p>
          <text:p text:style-name="P8">Обоснование актуальности темы и постановка задачи<text:tab/>5</text:p>
          <text:p text:style-name="P8">Обзор литературы по теме<text:tab/>6</text:p>
          <text:p text:style-name="P8">Обоснование выбора методик и аппарата исследования<text:tab/>7</text:p>
          <text:p text:style-name="P8">Основная часть<text:tab/>8</text:p>
          <text:p text:style-name="P3">Анализ библиотечных систем<text:tab/>8</text:p>
          <text:p text:style-name="P4">Форматы представления информации<text:tab/>8</text:p>
          <text:p text:style-name="P4">БД<text:tab/>8</text:p>
          <text:p text:style-name="P4">Анализ основных операций<text:tab/>8</text:p>
          <text:p text:style-name="P4">Алгоритмы, характеристики<text:tab/>8</text:p>
          <text:p text:style-name="P4">Встроенные средства разработки, языки<text:tab/>8</text:p>
          <text:p text:style-name="P4">Оптимальность/эффективность<text:tab/>8</text:p>
          <text:p text:style-name="P3">Способы взаимодействия с системой<text:tab/>8</text:p>
          <text:p text:style-name="P4">Протоколы<text:tab/>8</text:p>
          <text:p text:style-name="P4">Интерфейсы<text:tab/>8</text:p>
          <text:p text:style-name="P4">Открытость/закрытость<text:tab/>8</text:p>
          <text:p text:style-name="P4">Оценка оптимальности/эффективности<text:tab/>8</text:p>
          <text:p text:style-name="P4">Собственные предложения по модернизации обмена<text:tab/>8</text:p>
          <text:p text:style-name="P4">Совмещение форматов с сетевыми протоколами<text:tab/>8</text:p>
          <text:p text:style-name="P4">Проект? базовое решение? технологии?<text:tab/>8</text:p>
          <text:p text:style-name="P3">Интерфейсы предоставления информации<text:tab/>9</text:p>
          <text:p text:style-name="P4">WebIRBIS<text:tab/>9</text:p>
          <text:p text:style-name="P4">Свои / настройки существующих<text:tab/>9</text:p>
          <text:p text:style-name="P8">Результаты<text:tab/>10</text:p>
          <text:p text:style-name="P8">Заключение<text:tab/>11</text:p>
          <text:p text:style-name="P3"><text:s/>Степень проработки<text:tab/>11</text:p>
          <text:p text:style-name="P3"><text:s/>Перспективы<text:tab/>11</text:p>
          <text:p text:style-name="P8">Список литературы<text:tab/>12</text:p>
        </text:index-body>
      </text:table-of-content>
      <text:h text:style-name="P6" text:outline-level="1"/>
      <text:h text:style-name="P7" text:outline-level="1"><text:span text:style-name="T2">А</text:span>ннотация</text:h>
      <text:h text:style-name="Heading_20_2" text:outline-level="2"><text:tab/>Русский</text:h>
      <text:h text:style-name="Heading_20_2" text:outline-level="2"><text:tab/>Английский</text:h>
      <text:h text:style-name="Heading_20_1" text:outline-level="1"/>
      <text:h text:style-name="P7" text:outline-level="1">Обоснование актуальности темы и постановка задачи</text:h>
      <text:h text:style-name="Heading_20_1" text:outline-level="1"/>
      <text:h text:style-name="P7" text:outline-level="1">Обзор литературы по теме</text:h>
      <text:h text:style-name="Heading_20_1" text:outline-level="1"/>
      <text:h text:style-name="P7" text:outline-level="1">Обоснование выбора методик и аппарата исследования</text:h>
      <text:h text:style-name="Heading_20_1" text:outline-level="1"/>
      <text:h text:style-name="P7" text:outline-level="1">Основная часть</text:h>
      <text:h text:style-name="Heading_20_2" text:outline-level="2">Анализ библиотечных систем</text:h>
      <text:h text:style-name="Heading_20_3" text:outline-level="3"><text:span text:style-name="T2">Форматы представления информации</text:span></text:h>
      <text:h text:style-name="Heading_20_3" text:outline-level="3"><text:span text:style-name="T2">БД</text:span></text:h>
      <text:h text:style-name="Heading_20_3" text:outline-level="3"><text:span text:style-name="T2">Анализ основных операций</text:span></text:h>
      <text:h text:style-name="Heading_20_3" text:outline-level="3"><text:span text:style-name="T2">Алгоритмы, характеристики</text:span></text:h>
      <text:h text:style-name="Heading_20_3" text:outline-level="3"><text:span text:style-name="T2">Встроенные средства разработки, языки</text:span></text:h>
      <text:h text:style-name="Heading_20_3" text:outline-level="3"><text:span text:style-name="T2">Оптимальность/эффективность</text:span></text:h>
      <text:p text:style-name="Text_20_body"><text:span text:style-name="T2"/></text:p>
      <text:h text:style-name="Heading_20_2" text:outline-level="2"><text:span text:style-name="T2">Способы взаимодействия с системой</text:span></text:h>
      <text:h text:style-name="Heading_20_3" text:outline-level="3"><text:span text:style-name="T2">Протоколы</text:span></text:h>
      <text:h text:style-name="Heading_20_3" text:outline-level="3"><text:span text:style-name="T2">Интерфейсы</text:span></text:h>
      <text:h text:style-name="Heading_20_3" text:outline-level="3"><text:span text:style-name="T2">Открытость/закрытость</text:span></text:h>
      <text:h text:style-name="Heading_20_3" text:outline-level="3"><text:span text:style-name="T2">Оценка оптимальности/эффективности</text:span></text:h>
      <text:h text:style-name="Heading_20_3" text:outline-level="3"><text:span text:style-name="T2"/></text:h>
      <text:h text:style-name="Heading_20_3" text:outline-level="3"><text:span text:style-name="T2">Собственные предложения по модернизации обмена</text:span></text:h>
      <text:h text:style-name="Heading_20_3" text:outline-level="3"><text:span text:style-name="T2">Совмещение форматов с сетевыми протоколами</text:span></text:h>
      <text:h text:style-name="Heading_20_3" text:outline-level="3"><text:span text:style-name="T2">Проект? базовое решение? технологии?</text:span></text:h>
      <text:p text:style-name="Text_20_body"><text:span text:style-name="T2"/></text:p>
      <text:h text:style-name="Heading_20_2" text:outline-level="2"><text:soft-page-break/><text:span text:style-name="T2">Интерфейсы предоставления информации</text:span></text:h>
      <text:h text:style-name="Heading_20_3" text:outline-level="3"><text:span text:style-name="T1">W</text:span><text:span text:style-name="T2">ebIRBIS</text:span></text:h>
      <text:h text:style-name="Heading_20_3" text:outline-level="3"><text:span text:style-name="T2">Свои / настройки существующих</text:span></text:h>
      <text:h text:style-name="P7" text:outline-level="1"><text:span text:style-name="T2">Р</text:span>езультаты</text:h>
      <text:h text:style-name="Heading_20_1" text:outline-level="1"/>
      <text:h text:style-name="P7" text:outline-level="1">Заключение</text:h>
      <text:h text:style-name="Heading_20_2" text:outline-level="2"><text:tab/>Степень проработки</text:h>
      <text:h text:style-name="Heading_20_2" text:outline-level="2"><text:tab/>Перспективы</text:h>
      <text:h text:style-name="Heading_20_1" text:outline-level="1"/>
      <text:h text:style-name="P7" text:outline-level="1">Список литератур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indent="2.499cm" style:auto-text-indent="false" style:page-number="auto" fo:background-color="transparent" style:shadow="none">
        <style:tab-stops/>
        <style:background-image/>
      </style:paragraph-properties>
      <style:text-properties fo:font-size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12</text:page-number> 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5:12:27.37</meta:creation-date>
    <dc:date>2009-05-31T15:25:27.15</dc:date>
    <meta:editing-duration>PT00H08M36S</meta:editing-duration>
    <meta:editing-cycles>11</meta:editing-cycles>
    <meta:generator>OpenOffice.org/3.0$Win32 OpenOffice.org_project/300m9$Build-9358</meta:generator>
    <meta:document-statistic meta:table-count="0" meta:image-count="0" meta:object-count="0" meta:page-count="12" meta:paragraph-count="62" meta:word-count="186" meta:character-count="1501"/>
  </office:meta>
</office:document-meta>
</file>